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BF7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05" table:style-name="ce1">
            <text:p>2505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82" table:style-name="ce1">
            <text:p>2482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462" table:style-name="ce1">
            <text:p>2462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433" table:style-name="ce1">
            <text:p>2433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408" table:style-name="ce1">
            <text:p>2408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375" table:style-name="ce1">
            <text:p>2375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337" table:style-name="ce1">
            <text:p>2337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308" table:style-name="ce1">
            <text:p>2308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278" table:style-name="ce1">
            <text:p>2278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247" table:style-name="ce2">
            <text:p>2247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07" table:style-name="ce1">
            <text:p>2207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189" table:style-name="ce1">
            <text:p>2189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970" table:style-name="ce3">
            <text:p>1970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953" table:style-name="ce3">
            <text:p>1953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928" table:style-name="ce3">
            <text:p>1928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898" table:style-name="ce3">
            <text:p>1898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874" table:style-name="ce3">
            <text:p>187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852" table:style-name="ce3">
            <text:p>185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825" table:style-name="ce3">
            <text:p>18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797" table:style-name="ce3">
            <text:p>179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773" table:style-name="ce3">
            <text:p>177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745" table:style-name="ce3">
            <text:p>174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718" table:style-name="ce3">
            <text:p>17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691" table:style-name="ce3">
            <text:p>169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667" table:style-name="ce3">
            <text:p>166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638" table:style-name="ce3">
            <text:p>163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614" table:style-name="ce3">
            <text:p>16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591" table:style-name="ce3">
            <text:p>159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559" table:style-name="ce3">
            <text:p>155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517" table:style-name="ce3">
            <text:p>151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486" table:style-name="ce3">
            <text:p>148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447" table:style-name="ce3">
            <text:p>144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425" table:style-name="ce3">
            <text:p>142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397" table:style-name="ce3">
            <text:p>139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365" table:style-name="ce3">
            <text:p>136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338" table:style-name="ce3">
            <text:p>133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303" table:style-name="ce3">
            <text:p>130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277" table:style-name="ce3">
            <text:p>127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252" table:style-name="ce3">
            <text:p>125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223" table:style-name="ce3">
            <text:p>122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184" table:style-name="ce3">
            <text:p>118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156" table:style-name="ce3">
            <text:p>115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130" table:style-name="ce3">
            <text:p>113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110" table:style-name="ce3">
            <text:p>111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086" table:style-name="ce3">
            <text:p>108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059" table:style-name="ce3">
            <text:p>105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029" table:style-name="ce3">
            <text:p>102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882" table:style-name="ce1">
            <text:p>288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2858" table:style-name="ce1">
            <text:p>285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831" table:style-name="ce1">
            <text:p>283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800" table:style-name="ce1">
            <text:p>280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2774" table:style-name="ce1">
            <text:p>2774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2751" table:style-name="ce1">
            <text:p>275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2722" table:style-name="ce1">
            <text:p>272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2697" table:style-name="ce1">
            <text:p>269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2673" table:style-name="ce1">
            <text:p>267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2644" table:style-name="ce1">
            <text:p>264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2619" table:style-name="ce1">
            <text:p>261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2593" table:style-name="ce1">
            <text:p>259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2562" table:style-name="ce1">
            <text:p>2562</text:p>
          </table:table-cell>
          <table:table-cell table:number-columns-repeated="16381"/>
        </table:table-row>
        <table:table-row table:number-rows-repeated="1620" table:style-name="ro1">
          <table:table-cell table:number-columns-repeated="16384"/>
        </table:table-row>
        <table:table-row table:number-rows-repeated="8" table:style-name="ro1"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6379"/>
        </table:table-row>
        <table:table-row table:number-rows-repeated="10468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 </dc:creator>
    <meta:creation-date>2020-07-20T11:09:07Z</meta:creation-date>
    <dc:date>2020-07-22T21:15:29Z</dc:date>
    <meta:editing-cycles>1</meta:editing-cycles>
    <meta:editing-duration>PT562S</meta:editing-duration>
  </office:meta>
</office:document-meta>
</file>